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XmlParsingTests.testJpa2ExcludeUn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sistenceXmlParsingTests.testJpa1ExcludeUn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sistenceXmlParsingTests.testExample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ersistenceXmlParsingTests.testPersistenceUnitRootUrlWith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istenceXmlParsingTests.testExampleComp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ersistenceXmlParsingTests.testExampl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XmlParsingTests.testMetaInf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XmlParsingTests.testPersistenceUnit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XmlParsingTests.testInvalidPersist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XmlParsingTests.testExampl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ersistenceXmlParsingTests.testExampl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XmlParsingTests.testExampl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ersistenceXmlParsingTests.testNoSchemaPersist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XmlParsingTests.testExample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